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1mm"/>
    </style:style>
    <style:style style:name="co2" style:family="table-column">
      <style:table-column-properties fo:break-before="auto" style:column-width="15.42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13.32mm"/>
    </style:style>
    <style:style style:name="co6" style:family="table-column">
      <style:table-column-properties fo:break-before="auto" style:column-width="33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ealthcare-unsafe_28_1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1"/>
        <table:table-column table:style-name="co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7] </text:p>
          </table:table-cell>
          <table:table-cell office:value-type="float" office:value="0.180990000000747" calcext:value-type="float">
            <text:p>0,180990000000747</text:p>
          </table:table-cell>
          <table:table-cell office:value-type="string" calcext:value-type="string">
            <text:p><text:s/>[7] </text:p>
          </table:table-cell>
          <table:table-cell office:value-type="float" office:value="0.045176999999967" calcext:value-type="float">
            <text:p>0,0451769999999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.62421143697" calcext:value-type="float">
            <text:p>400,6242114369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[8] </text:p>
          </table:table-cell>
          <table:table-cell office:value-type="float" office:value="0.203545999999733" calcext:value-type="float">
            <text:p>0,203545999999733</text:p>
          </table:table-cell>
          <table:table-cell office:value-type="string" calcext:value-type="string">
            <text:p><text:s/>[8] </text:p>
          </table:table-cell>
          <table:table-cell office:value-type="float" office:value="0.0527480000000651" calcext:value-type="float">
            <text:p>0,0527480000000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5.883824978164" calcext:value-type="float">
            <text:p>385,883824978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9] </text:p>
          </table:table-cell>
          <table:table-cell office:value-type="float" office:value="0.224845999999161" calcext:value-type="float">
            <text:p>0,224845999999161</text:p>
          </table:table-cell>
          <table:table-cell office:value-type="string" calcext:value-type="string">
            <text:p><text:s/>[9] </text:p>
          </table:table-cell>
          <table:table-cell office:value-type="float" office:value="0.0519729999996344" calcext:value-type="float">
            <text:p>0,05197299999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2.620783869977" calcext:value-type="float">
            <text:p>432,620783869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38] </text:p>
          </table:table-cell>
          <table:table-cell office:value-type="float" office:value="1.00819500000034" calcext:value-type="float">
            <text:p>1,00819500000034</text:p>
          </table:table-cell>
          <table:table-cell office:value-type="string" calcext:value-type="string">
            <text:p><text:s/>[38] </text:p>
          </table:table-cell>
          <table:table-cell office:value-type="float" office:value="0.22530899999947" calcext:value-type="float">
            <text:p>0,22530899999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7.472138264656" calcext:value-type="float">
            <text:p>447,472138264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38] </text:p>
          </table:table-cell>
          <table:table-cell office:value-type="float" office:value="1.02990899999986" calcext:value-type="float">
            <text:p>1,02990899999986</text:p>
          </table:table-cell>
          <table:table-cell office:value-type="string" calcext:value-type="string">
            <text:p><text:s/>[38] </text:p>
          </table:table-cell>
          <table:table-cell office:value-type="float" office:value="0.244173000000046" calcext:value-type="float">
            <text:p>0,244173000000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1.794793035949" calcext:value-type="float">
            <text:p>421,794793035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38] </text:p>
          </table:table-cell>
          <table:table-cell office:value-type="float" office:value="0.991415999999844" calcext:value-type="float">
            <text:p>0,991415999999844</text:p>
          </table:table-cell>
          <table:table-cell office:value-type="string" calcext:value-type="string">
            <text:p><text:s/>[38] </text:p>
          </table:table-cell>
          <table:table-cell office:value-type="float" office:value="0.26705099999981" calcext:value-type="float">
            <text:p>0,26705099999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.245941786606" calcext:value-type="float">
            <text:p>371,245941786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2771200000007" calcext:value-type="float">
            <text:p>1,02771200000007</text:p>
          </table:table-cell>
          <table:table-cell office:value-type="string" calcext:value-type="string">
            <text:p><text:s/>[38] </text:p>
          </table:table-cell>
          <table:table-cell office:value-type="float" office:value="0.272120000000541" calcext:value-type="float">
            <text:p>0,272120000000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7.668675583574" calcext:value-type="float">
            <text:p>377,668675583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38] </text:p>
          </table:table-cell>
          <table:table-cell office:value-type="float" office:value="1.04519400000027" calcext:value-type="float">
            <text:p>1,04519400000027</text:p>
          </table:table-cell>
          <table:table-cell office:value-type="string" calcext:value-type="string">
            <text:p><text:s/>[38] </text:p>
          </table:table-cell>
          <table:table-cell office:value-type="float" office:value="0.324947999999495" calcext:value-type="float">
            <text:p>0,324947999999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.649617785581" calcext:value-type="float">
            <text:p>321,6496177855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38] </text:p>
          </table:table-cell>
          <table:table-cell office:value-type="float" office:value="1.05696699999953" calcext:value-type="float">
            <text:p>1,05696699999953</text:p>
          </table:table-cell>
          <table:table-cell office:value-type="string" calcext:value-type="string">
            <text:p><text:s/>[38] </text:p>
          </table:table-cell>
          <table:table-cell office:value-type="float" office:value="0.249544000000242" calcext:value-type="float">
            <text:p>0,249544000000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.559372294468" calcext:value-type="float">
            <text:p>423,5593722944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38] </text:p>
          </table:table-cell>
          <table:table-cell office:value-type="float" office:value="1.04526299999998" calcext:value-type="float">
            <text:p>1,04526299999998</text:p>
          </table:table-cell>
          <table:table-cell office:value-type="string" calcext:value-type="string">
            <text:p><text:s/>[38] </text:p>
          </table:table-cell>
          <table:table-cell office:value-type="float" office:value="0.268536999999924" calcext:value-type="float">
            <text:p>0,2685369999999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.243567925565" calcext:value-type="float">
            <text:p>389,2435679255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7451899999978" calcext:value-type="float">
            <text:p>1,07451899999978</text:p>
          </table:table-cell>
          <table:table-cell office:value-type="string" calcext:value-type="string">
            <text:p><text:s/>[38] </text:p>
          </table:table-cell>
          <table:table-cell office:value-type="float" office:value="0.250380999999834" calcext:value-type="float">
            <text:p>0,2503809999998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.15356995958" calcext:value-type="float">
            <text:p>429,153569959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3469100000075" calcext:value-type="float">
            <text:p>1,03469100000075</text:p>
          </table:table-cell>
          <table:table-cell office:value-type="string" calcext:value-type="string">
            <text:p><text:s/>[38] </text:p>
          </table:table-cell>
          <table:table-cell office:value-type="float" office:value="0.228241999999227" calcext:value-type="float">
            <text:p>0,228241999999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3.330675337691" calcext:value-type="float">
            <text:p>453,33067533769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9684199999992" calcext:value-type="float">
            <text:p>1,09684199999992</text:p>
          </table:table-cell>
          <table:table-cell office:value-type="string" calcext:value-type="string">
            <text:p><text:s/>[38] </text:p>
          </table:table-cell>
          <table:table-cell office:value-type="float" office:value="0.301546000000599" calcext:value-type="float">
            <text:p>0,301546000000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.739528960008" calcext:value-type="float">
            <text:p>363,739528960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4361400000016" calcext:value-type="float">
            <text:p>1,04361400000016</text:p>
          </table:table-cell>
          <table:table-cell office:value-type="string" calcext:value-type="string">
            <text:p><text:s/>[38] </text:p>
          </table:table-cell>
          <table:table-cell office:value-type="float" office:value="0.280029000000468" calcext:value-type="float">
            <text:p>0,2800290000004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.680686642604" calcext:value-type="float">
            <text:p>372,68068664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6240900000012" calcext:value-type="float">
            <text:p>1,06240900000012</text:p>
          </table:table-cell>
          <table:table-cell office:value-type="string" calcext:value-type="string">
            <text:p><text:s/>[38] </text:p>
          </table:table-cell>
          <table:table-cell office:value-type="float" office:value="0.282593999999335" calcext:value-type="float">
            <text:p>0,282593999999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5.94888780463" calcext:value-type="float">
            <text:p>375,948887804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2963700000055" calcext:value-type="float">
            <text:p>1,02963700000055</text:p>
          </table:table-cell>
          <table:table-cell office:value-type="string" calcext:value-type="string">
            <text:p><text:s/>[38] </text:p>
          </table:table-cell>
          <table:table-cell office:value-type="float" office:value="0.231222999999773" calcext:value-type="float">
            <text:p>0,2312229999997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5.300424266427" calcext:value-type="float">
            <text:p>445,3004242664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7666299999983" calcext:value-type="float">
            <text:p>1,07666299999983</text:p>
          </table:table-cell>
          <table:table-cell office:value-type="string" calcext:value-type="string">
            <text:p><text:s/>[38] </text:p>
          </table:table-cell>
          <table:table-cell office:value-type="float" office:value="0.258599000000686" calcext:value-type="float">
            <text:p>0,2585990000006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.344610766851" calcext:value-type="float">
            <text:p>416,3446107668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4875799999991" calcext:value-type="float">
            <text:p>1,04875799999991</text:p>
          </table:table-cell>
          <table:table-cell office:value-type="string" calcext:value-type="string">
            <text:p><text:s/>[38] </text:p>
          </table:table-cell>
          <table:table-cell office:value-type="float" office:value="0.225104000000101" calcext:value-type="float">
            <text:p>0,225104000000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5.89931764848" calcext:value-type="float">
            <text:p>465,899317648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5531100000007" calcext:value-type="float">
            <text:p>1,05531100000007</text:p>
          </table:table-cell>
          <table:table-cell office:value-type="string" calcext:value-type="string">
            <text:p><text:s/>[38] </text:p>
          </table:table-cell>
          <table:table-cell office:value-type="float" office:value="0.277634000000035" calcext:value-type="float">
            <text:p>0,277634000000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.108704265307" calcext:value-type="float">
            <text:p>380,1087042653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918365999999878" calcext:value-type="float">
            <text:p>0,918365999999878</text:p>
          </table:table-cell>
          <table:table-cell office:value-type="string" calcext:value-type="string">
            <text:p><text:s/>[38] </text:p>
          </table:table-cell>
          <table:table-cell office:value-type="float" office:value="0.24741400000039" calcext:value-type="float">
            <text:p>0,24741400000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.185947439688" calcext:value-type="float">
            <text:p>371,185947439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906315999999606" calcext:value-type="float">
            <text:p>0,906315999999606</text:p>
          </table:table-cell>
          <table:table-cell office:value-type="string" calcext:value-type="string">
            <text:p><text:s/>[38] </text:p>
          </table:table-cell>
          <table:table-cell office:value-type="float" office:value="0.230484000000615" calcext:value-type="float">
            <text:p>0,2304840000006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.222956906851" calcext:value-type="float">
            <text:p>393,2229569068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923811999999998" calcext:value-type="float">
            <text:p>0,923811999999998</text:p>
          </table:table-cell>
          <table:table-cell office:value-type="string" calcext:value-type="string">
            <text:p><text:s/>[38] </text:p>
          </table:table-cell>
          <table:table-cell office:value-type="float" office:value="0.268869999999879" calcext:value-type="float">
            <text:p>0,2688699999998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.59058280969" calcext:value-type="float">
            <text:p>343,590582809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01686000000154" calcext:value-type="float">
            <text:p>0,901686000000154</text:p>
          </table:table-cell>
          <table:table-cell office:value-type="string" calcext:value-type="string">
            <text:p><text:s/>[38] </text:p>
          </table:table-cell>
          <table:table-cell office:value-type="float" office:value="0.247883000000002" calcext:value-type="float">
            <text:p>0,247883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.75467458444" calcext:value-type="float">
            <text:p>363,754674584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34959000000163" calcext:value-type="float">
            <text:p>0,934959000000163</text:p>
          </table:table-cell>
          <table:table-cell office:value-type="string" calcext:value-type="string">
            <text:p><text:s/>[38] </text:p>
          </table:table-cell>
          <table:table-cell office:value-type="float" office:value="0.224318999999923" calcext:value-type="float">
            <text:p>0,224318999999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.79884450291" calcext:value-type="float">
            <text:p>416,798844502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51485000000503" calcext:value-type="float">
            <text:p>0,951485000000503</text:p>
          </table:table-cell>
          <table:table-cell office:value-type="string" calcext:value-type="string">
            <text:p><text:s/>[38] </text:p>
          </table:table-cell>
          <table:table-cell office:value-type="float" office:value="0.220584000000599" calcext:value-type="float">
            <text:p>0,220584000000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.348148550175" calcext:value-type="float">
            <text:p>431,3481485501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58776000000398" calcext:value-type="float">
            <text:p>0,958776000000398</text:p>
          </table:table-cell>
          <table:table-cell office:value-type="string" calcext:value-type="string">
            <text:p><text:s/>[38] </text:p>
          </table:table-cell>
          <table:table-cell office:value-type="float" office:value="0.325077000000419" calcext:value-type="float">
            <text:p>0,3250770000004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.938122352292" calcext:value-type="float">
            <text:p>294,9381223522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2772100000002" calcext:value-type="float">
            <text:p>0,92772100000002</text:p>
          </table:table-cell>
          <table:table-cell office:value-type="string" calcext:value-type="string">
            <text:p><text:s/>[38] </text:p>
          </table:table-cell>
          <table:table-cell office:value-type="float" office:value="0.234159000000545" calcext:value-type="float">
            <text:p>0,234159000000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.192757911444" calcext:value-type="float">
            <text:p>396,1927579114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1564000000053" calcext:value-type="float">
            <text:p>1,01564000000053</text:p>
          </table:table-cell>
          <table:table-cell office:value-type="string" calcext:value-type="string">
            <text:p><text:s/>[38] </text:p>
          </table:table-cell>
          <table:table-cell office:value-type="float" office:value="0.200439999999617" calcext:value-type="float">
            <text:p>0,2004399999996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6.705248454636" calcext:value-type="float">
            <text:p>506,7052484546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5590299999949" calcext:value-type="float">
            <text:p>1,05590299999949</text:p>
          </table:table-cell>
          <table:table-cell office:value-type="string" calcext:value-type="string">
            <text:p><text:s/>[38] </text:p>
          </table:table-cell>
          <table:table-cell office:value-type="float" office:value="0.248499000000265" calcext:value-type="float">
            <text:p>0,248499000000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4.912373892193" calcext:value-type="float">
            <text:p>424,9123738921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4148799999984" calcext:value-type="float">
            <text:p>1,04148799999984</text:p>
          </table:table-cell>
          <table:table-cell office:value-type="string" calcext:value-type="string">
            <text:p><text:s/>[38] </text:p>
          </table:table-cell>
          <table:table-cell office:value-type="float" office:value="0.22557500000039" calcext:value-type="float">
            <text:p>0,22557500000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.703646236526" calcext:value-type="float">
            <text:p>461,7036462365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3359199999977" calcext:value-type="float">
            <text:p>1,03359199999977</text:p>
          </table:table-cell>
          <table:table-cell office:value-type="string" calcext:value-type="string">
            <text:p><text:s/>[38] </text:p>
          </table:table-cell>
          <table:table-cell office:value-type="float" office:value="0.225071999999272" calcext:value-type="float">
            <text:p>0,225071999999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.227269497366" calcext:value-type="float">
            <text:p>459,2272694973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9755099999984" calcext:value-type="float">
            <text:p>1,09755099999984</text:p>
          </table:table-cell>
          <table:table-cell office:value-type="string" calcext:value-type="string">
            <text:p><text:s/>[38] </text:p>
          </table:table-cell>
          <table:table-cell office:value-type="float" office:value="0.244152999999642" calcext:value-type="float">
            <text:p>0,244152999999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.53410361595" calcext:value-type="float">
            <text:p>449,534103615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6332199999997" calcext:value-type="float">
            <text:p>1,06332199999997</text:p>
          </table:table-cell>
          <table:table-cell office:value-type="string" calcext:value-type="string">
            <text:p><text:s/>[38] </text:p>
          </table:table-cell>
          <table:table-cell office:value-type="float" office:value="0.222702999999456" calcext:value-type="float">
            <text:p>0,222702999999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7.46191115637" calcext:value-type="float">
            <text:p>477,461911156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3420600000027" calcext:value-type="float">
            <text:p>1,03420600000027</text:p>
          </table:table-cell>
          <table:table-cell office:value-type="string" calcext:value-type="string">
            <text:p><text:s/>[38] </text:p>
          </table:table-cell>
          <table:table-cell office:value-type="float" office:value="0.229336999999759" calcext:value-type="float">
            <text:p>0,229336999999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.954708573563" calcext:value-type="float">
            <text:p>450,9547085735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5897499999992" calcext:value-type="float">
            <text:p>1,05897499999992</text:p>
          </table:table-cell>
          <table:table-cell office:value-type="string" calcext:value-type="string">
            <text:p><text:s/>[38] </text:p>
          </table:table-cell>
          <table:table-cell office:value-type="float" office:value="0.211022000000412" calcext:value-type="float">
            <text:p>0,211022000000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.831562584873" calcext:value-type="float">
            <text:p>501,8315625848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10274699999991" calcext:value-type="float">
            <text:p>1,10274699999991</text:p>
          </table:table-cell>
          <table:table-cell office:value-type="string" calcext:value-type="string">
            <text:p><text:s/>[38] </text:p>
          </table:table-cell>
          <table:table-cell office:value-type="float" office:value="0.269297000000734" calcext:value-type="float">
            <text:p>0,269297000000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.491008068008" calcext:value-type="float">
            <text:p>409,4910080680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5577600000015" calcext:value-type="float">
            <text:p>1,05577600000015</text:p>
          </table:table-cell>
          <table:table-cell office:value-type="string" calcext:value-type="string">
            <text:p><text:s/>[38] </text:p>
          </table:table-cell>
          <table:table-cell office:value-type="float" office:value="0.254327999999987" calcext:value-type="float">
            <text:p>0,2543279999999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.12377716972" calcext:value-type="float">
            <text:p>415,123777169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8086000000003" calcext:value-type="float">
            <text:p>1,08086000000003</text:p>
          </table:table-cell>
          <table:table-cell office:value-type="string" calcext:value-type="string">
            <text:p><text:s/>[38] </text:p>
          </table:table-cell>
          <table:table-cell office:value-type="float" office:value="0.210205000000315" calcext:value-type="float">
            <text:p>0,210205000000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4.193287504299" calcext:value-type="float">
            <text:p>514,1932875042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5046000000038" calcext:value-type="float">
            <text:p>1,05046000000038</text:p>
          </table:table-cell>
          <table:table-cell office:value-type="string" calcext:value-type="string">
            <text:p><text:s/>[38] </text:p>
          </table:table-cell>
          <table:table-cell office:value-type="float" office:value="0.207263999999668" calcext:value-type="float">
            <text:p>0,207263999999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6.822217076804" calcext:value-type="float">
            <text:p>506,8222170768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11866800000007" calcext:value-type="float">
            <text:p>1,11866800000007</text:p>
          </table:table-cell>
          <table:table-cell office:value-type="string" calcext:value-type="string">
            <text:p><text:s/>[38] </text:p>
          </table:table-cell>
          <table:table-cell office:value-type="float" office:value="0.191904999999679" calcext:value-type="float">
            <text:p>0,1919049999996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2.928011256582" calcext:value-type="float">
            <text:p>582,9280112565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6910400000015" calcext:value-type="float">
            <text:p>1,06910400000015</text:p>
          </table:table-cell>
          <table:table-cell office:value-type="string" calcext:value-type="string">
            <text:p><text:s/>[38] </text:p>
          </table:table-cell>
          <table:table-cell office:value-type="float" office:value="0.229621999999836" calcext:value-type="float">
            <text:p>0,229621999999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5.593018091001" calcext:value-type="float">
            <text:p>465,593018091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6005000000005" calcext:value-type="float">
            <text:p>1,06005000000005</text:p>
          </table:table-cell>
          <table:table-cell office:value-type="string" calcext:value-type="string">
            <text:p><text:s/>[38] </text:p>
          </table:table-cell>
          <table:table-cell office:value-type="float" office:value="0.19362799999999" calcext:value-type="float">
            <text:p>0,193627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.467308447179" calcext:value-type="float">
            <text:p>547,4673084471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5163900000025" calcext:value-type="float">
            <text:p>1,05163900000025</text:p>
          </table:table-cell>
          <table:table-cell office:value-type="string" calcext:value-type="string">
            <text:p><text:s/>[38] </text:p>
          </table:table-cell>
          <table:table-cell office:value-type="float" office:value="0.219113999999536" calcext:value-type="float">
            <text:p>0,219113999999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9.950619313453" calcext:value-type="float">
            <text:p>479,9506193134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19376000000739" calcext:value-type="float">
            <text:p>0,919376000000739</text:p>
          </table:table-cell>
          <table:table-cell office:value-type="string" calcext:value-type="string">
            <text:p><text:s/>[38] </text:p>
          </table:table-cell>
          <table:table-cell office:value-type="float" office:value="0.198614999999336" calcext:value-type="float">
            <text:p>0,198614999999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2.893537750831" calcext:value-type="float">
            <text:p>462,8935377508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31161999999858" calcext:value-type="float">
            <text:p>0,931161999999858</text:p>
          </table:table-cell>
          <table:table-cell office:value-type="string" calcext:value-type="string">
            <text:p><text:s/>[38] </text:p>
          </table:table-cell>
          <table:table-cell office:value-type="float" office:value="0.187248000000182" calcext:value-type="float">
            <text:p>0,187248000000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7.288088523752" calcext:value-type="float">
            <text:p>497,2880885237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22055" calcext:value-type="float">
            <text:p>0,922055</text:p>
          </table:table-cell>
          <table:table-cell office:value-type="string" calcext:value-type="string">
            <text:p><text:s/>[38] </text:p>
          </table:table-cell>
          <table:table-cell office:value-type="float" office:value="0.257768999999826" calcext:value-type="float">
            <text:p>0,257768999999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7.70593050391" calcext:value-type="float">
            <text:p>357,705930503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2872399999942" calcext:value-type="float">
            <text:p>0,92872399999942</text:p>
          </table:table-cell>
          <table:table-cell office:value-type="string" calcext:value-type="string">
            <text:p><text:s/>[38] </text:p>
          </table:table-cell>
          <table:table-cell office:value-type="float" office:value="0.187809000000016" calcext:value-type="float">
            <text:p>0,187809000000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4.504523212063" calcext:value-type="float">
            <text:p>494,5045232120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22143999999207" calcext:value-type="float">
            <text:p>0,922143999999207</text:p>
          </table:table-cell>
          <table:table-cell office:value-type="string" calcext:value-type="string">
            <text:p><text:s/>[38] </text:p>
          </table:table-cell>
          <table:table-cell office:value-type="float" office:value="0.213197999999466" calcext:value-type="float">
            <text:p>0,2131979999994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2.529385829848" calcext:value-type="float">
            <text:p>432,5293858298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26956999999675" calcext:value-type="float">
            <text:p>0,926956999999675</text:p>
          </table:table-cell>
          <table:table-cell office:value-type="string" calcext:value-type="string">
            <text:p><text:s/>[38] </text:p>
          </table:table-cell>
          <table:table-cell office:value-type="float" office:value="0.222318000000087" calcext:value-type="float">
            <text:p>0,222318000000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.950944142766" calcext:value-type="float">
            <text:p>416,9509441427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17671000000155" calcext:value-type="float">
            <text:p>0,917671000000155</text:p>
          </table:table-cell>
          <table:table-cell office:value-type="string" calcext:value-type="string">
            <text:p><text:s/>[38] </text:p>
          </table:table-cell>
          <table:table-cell office:value-type="float" office:value="0.193741999999475" calcext:value-type="float">
            <text:p>0,193741999999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3.656202580052" calcext:value-type="float">
            <text:p>473,6562025800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0.916559000000234" calcext:value-type="float">
            <text:p>0,916559000000234</text:p>
          </table:table-cell>
          <table:table-cell office:value-type="string" calcext:value-type="string">
            <text:p><text:s/>[38] </text:p>
          </table:table-cell>
          <table:table-cell office:value-type="float" office:value="0.213432999999895" calcext:value-type="float">
            <text:p>0,213432999999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.436403930359" calcext:value-type="float">
            <text:p>429,4364039303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0609499999973" calcext:value-type="float">
            <text:p>1,00609499999973</text:p>
          </table:table-cell>
          <table:table-cell office:value-type="string" calcext:value-type="string">
            <text:p><text:s/>[38] </text:p>
          </table:table-cell>
          <table:table-cell office:value-type="float" office:value="0.218101000000388" calcext:value-type="float">
            <text:p>0,2181010000003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.29774737298" calcext:value-type="float">
            <text:p>461,297747372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2948099999958" calcext:value-type="float">
            <text:p>1,02948099999958</text:p>
          </table:table-cell>
          <table:table-cell office:value-type="string" calcext:value-type="string">
            <text:p><text:s/>[38] </text:p>
          </table:table-cell>
          <table:table-cell office:value-type="float" office:value="0.226518000000397" calcext:value-type="float">
            <text:p>0,226518000000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4.480880105676" calcext:value-type="float">
            <text:p>454,4808801056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38004" calcext:value-type="float">
            <text:p>1,038004</text:p>
          </table:table-cell>
          <table:table-cell office:value-type="string" calcext:value-type="string">
            <text:p><text:s/>[38] </text:p>
          </table:table-cell>
          <table:table-cell office:value-type="float" office:value="0.213745999999446" calcext:value-type="float">
            <text:p>0,213745999999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.624994153196" calcext:value-type="float">
            <text:p>485,6249941531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6910500000049" calcext:value-type="float">
            <text:p>1,06910500000049</text:p>
          </table:table-cell>
          <table:table-cell office:value-type="string" calcext:value-type="string">
            <text:p><text:s/>[38] </text:p>
          </table:table-cell>
          <table:table-cell office:value-type="float" office:value="0.22284000000036" calcext:value-type="float">
            <text:p>0,222840000000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9.763507448735" calcext:value-type="float">
            <text:p>479,7635074487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7468999999946" calcext:value-type="float">
            <text:p>1,07468999999946</text:p>
          </table:table-cell>
          <table:table-cell office:value-type="string" calcext:value-type="string">
            <text:p><text:s/>[38] </text:p>
          </table:table-cell>
          <table:table-cell office:value-type="float" office:value="0.237692000000607" calcext:value-type="float">
            <text:p>0,237692000000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2.135536743652" calcext:value-type="float">
            <text:p>452,1355367436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4763400000047" calcext:value-type="float">
            <text:p>1,04763400000047</text:p>
          </table:table-cell>
          <table:table-cell office:value-type="string" calcext:value-type="string">
            <text:p><text:s/>[38] </text:p>
          </table:table-cell>
          <table:table-cell office:value-type="float" office:value="0.238826999999219" calcext:value-type="float">
            <text:p>0,238826999999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8.658108171981" calcext:value-type="float">
            <text:p>438,6581081719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5073900000025" calcext:value-type="float">
            <text:p>1,05073900000025</text:p>
          </table:table-cell>
          <table:table-cell office:value-type="string" calcext:value-type="string">
            <text:p><text:s/>[38] </text:p>
          </table:table-cell>
          <table:table-cell office:value-type="float" office:value="0.225620000000163" calcext:value-type="float">
            <text:p>0,225620000000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5.711816328114" calcext:value-type="float">
            <text:p>465,7118163281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9853500000008" calcext:value-type="float">
            <text:p>1,09853500000008</text:p>
          </table:table-cell>
          <table:table-cell office:value-type="string" calcext:value-type="string">
            <text:p><text:s/>[38] </text:p>
          </table:table-cell>
          <table:table-cell office:value-type="float" office:value="0.233968000000459" calcext:value-type="float">
            <text:p>0,2339680000004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9.523610065448" calcext:value-type="float">
            <text:p>469,5236100654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3878099999929" calcext:value-type="float">
            <text:p>1,03878099999929</text:p>
          </table:table-cell>
          <table:table-cell office:value-type="string" calcext:value-type="string">
            <text:p><text:s/>[38] </text:p>
          </table:table-cell>
          <table:table-cell office:value-type="float" office:value="0.19332200000008" calcext:value-type="float">
            <text:p>0,193322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7.332016014142" calcext:value-type="float">
            <text:p>537,3320160141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11324100000002" calcext:value-type="float">
            <text:p>1,11324100000002</text:p>
          </table:table-cell>
          <table:table-cell office:value-type="string" calcext:value-type="string">
            <text:p><text:s/>[38] </text:p>
          </table:table-cell>
          <table:table-cell office:value-type="float" office:value="0.22652300000027" calcext:value-type="float">
            <text:p>0,22652300000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.447226108911" calcext:value-type="float">
            <text:p>491,4472261089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9024399999998" calcext:value-type="float">
            <text:p>1,09024399999998</text:p>
          </table:table-cell>
          <table:table-cell office:value-type="string" calcext:value-type="string">
            <text:p><text:s/>[38] </text:p>
          </table:table-cell>
          <table:table-cell office:value-type="float" office:value="0.253693999999996" calcext:value-type="float">
            <text:p>0,253693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.747648742186" calcext:value-type="float">
            <text:p>429,7476487421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10910299999978" calcext:value-type="float">
            <text:p>1,10910299999978</text:p>
          </table:table-cell>
          <table:table-cell office:value-type="string" calcext:value-type="string">
            <text:p><text:s/>[38] </text:p>
          </table:table-cell>
          <table:table-cell office:value-type="float" office:value="0.253751000000193" calcext:value-type="float">
            <text:p>0,253751000000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7.08320361257" calcext:value-type="float">
            <text:p>437,083203612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10101900000063" calcext:value-type="float">
            <text:p>1,10101900000063</text:p>
          </table:table-cell>
          <table:table-cell office:value-type="string" calcext:value-type="string">
            <text:p><text:s/>[38] </text:p>
          </table:table-cell>
          <table:table-cell office:value-type="float" office:value="0.199486999999863" calcext:value-type="float">
            <text:p>0,199486999999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1.925188108193" calcext:value-type="float">
            <text:p>551,9251881081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6579899999997" calcext:value-type="float">
            <text:p>1,06579899999997</text:p>
          </table:table-cell>
          <table:table-cell office:value-type="string" calcext:value-type="string">
            <text:p><text:s/>[38] </text:p>
          </table:table-cell>
          <table:table-cell office:value-type="float" office:value="0.217918999999711" calcext:value-type="float">
            <text:p>0,217918999999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9.080346367864" calcext:value-type="float">
            <text:p>489,0803463678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1009839999997" calcext:value-type="float">
            <text:p>1,1009839999997</text:p>
          </table:table-cell>
          <table:table-cell office:value-type="string" calcext:value-type="string">
            <text:p><text:s/>[38] </text:p>
          </table:table-cell>
          <table:table-cell office:value-type="float" office:value="0.179761000000326" calcext:value-type="float">
            <text:p>0,179761000000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2.471003164035" calcext:value-type="float">
            <text:p>612,4710031640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8412700000008" calcext:value-type="float">
            <text:p>1,08412700000008</text:p>
          </table:table-cell>
          <table:table-cell office:value-type="string" calcext:value-type="string">
            <text:p><text:s/>[38] </text:p>
          </table:table-cell>
          <table:table-cell office:value-type="float" office:value="0.222963999999592" calcext:value-type="float">
            <text:p>0,222963999999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6.234100573214" calcext:value-type="float">
            <text:p>486,2341005732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54729000000043" calcext:value-type="float">
            <text:p>0,954729000000043</text:p>
          </table:table-cell>
          <table:table-cell office:value-type="string" calcext:value-type="string">
            <text:p><text:s/>[38] </text:p>
          </table:table-cell>
          <table:table-cell office:value-type="float" office:value="0.203249999999571" calcext:value-type="float">
            <text:p>0,203249999999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9.731365314666" calcext:value-type="float">
            <text:p>469,7313653146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27714999999807" calcext:value-type="float">
            <text:p>0,927714999999807</text:p>
          </table:table-cell>
          <table:table-cell office:value-type="string" calcext:value-type="string">
            <text:p><text:s/>[38] </text:p>
          </table:table-cell>
          <table:table-cell office:value-type="float" office:value="0.216545000000224" calcext:value-type="float">
            <text:p>0,216545000000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8.416726315015" calcext:value-type="float">
            <text:p>428,4167263150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5039799999995" calcext:value-type="float">
            <text:p>0,95039799999995</text:p>
          </table:table-cell>
          <table:table-cell office:value-type="string" calcext:value-type="string">
            <text:p><text:s/>[38] </text:p>
          </table:table-cell>
          <table:table-cell office:value-type="float" office:value="0.221188999999868" calcext:value-type="float">
            <text:p>0,2211889999998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.67688266619" calcext:value-type="float">
            <text:p>429,676882666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1021500000079" calcext:value-type="float">
            <text:p>0,91021500000079</text:p>
          </table:table-cell>
          <table:table-cell office:value-type="string" calcext:value-type="string">
            <text:p><text:s/>[38] </text:p>
          </table:table-cell>
          <table:table-cell office:value-type="float" office:value="0.191206999999849" calcext:value-type="float">
            <text:p>0,1912069999998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6.036442181252" calcext:value-type="float">
            <text:p>476,0364421812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40923999999541" calcext:value-type="float">
            <text:p>0,940923999999541</text:p>
          </table:table-cell>
          <table:table-cell office:value-type="string" calcext:value-type="string">
            <text:p><text:s/>[38] </text:p>
          </table:table-cell>
          <table:table-cell office:value-type="float" office:value="0.2261239999998" calcext:value-type="float">
            <text:p>0,226123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.109745095777" calcext:value-type="float">
            <text:p>416,1097450957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09550000000308" calcext:value-type="float">
            <text:p>0,909550000000308</text:p>
          </table:table-cell>
          <table:table-cell office:value-type="string" calcext:value-type="string">
            <text:p><text:s/>[38] </text:p>
          </table:table-cell>
          <table:table-cell office:value-type="float" office:value="0.181751000000077" calcext:value-type="float">
            <text:p>0,181751000000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.437411623554" calcext:value-type="float">
            <text:p>500,4374116235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24377999999706" calcext:value-type="float">
            <text:p>0,924377999999706</text:p>
          </table:table-cell>
          <table:table-cell office:value-type="string" calcext:value-type="string">
            <text:p><text:s/>[38] </text:p>
          </table:table-cell>
          <table:table-cell office:value-type="float" office:value="0.186069000000316" calcext:value-type="float">
            <text:p>0,186069000000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6.793125129998" calcext:value-type="float">
            <text:p>496,7931251299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0.919319999999971" calcext:value-type="float">
            <text:p>0,919319999999971</text:p>
          </table:table-cell>
          <table:table-cell office:value-type="string" calcext:value-type="string">
            <text:p><text:s/>[38] </text:p>
          </table:table-cell>
          <table:table-cell office:value-type="float" office:value="0.190477000000101" calcext:value-type="float">
            <text:p>0,190477000000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2.640948775697" calcext:value-type="float">
            <text:p>482,6409487756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6592100000034" calcext:value-type="float">
            <text:p>1,06592100000034</text:p>
          </table:table-cell>
          <table:table-cell office:value-type="string" calcext:value-type="string">
            <text:p><text:s/>[38] </text:p>
          </table:table-cell>
          <table:table-cell office:value-type="float" office:value="0.193296000000373" calcext:value-type="float">
            <text:p>0,193296000000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1.444934193303" calcext:value-type="float">
            <text:p>551,4449341933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6037900000047" calcext:value-type="float">
            <text:p>1,06037900000047</text:p>
          </table:table-cell>
          <table:table-cell office:value-type="string" calcext:value-type="string">
            <text:p><text:s/>[38] </text:p>
          </table:table-cell>
          <table:table-cell office:value-type="float" office:value="0.201500000000124" calcext:value-type="float">
            <text:p>0,201500000000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6.242679900653" calcext:value-type="float">
            <text:p>526,2426799006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7926500000031" calcext:value-type="float">
            <text:p>1,07926500000031</text:p>
          </table:table-cell>
          <table:table-cell office:value-type="string" calcext:value-type="string">
            <text:p><text:s/>[38] </text:p>
          </table:table-cell>
          <table:table-cell office:value-type="float" office:value="0.240624000000025" calcext:value-type="float">
            <text:p>0,240624000000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8.527578296509" calcext:value-type="float">
            <text:p>448,5275782965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2594599999975" calcext:value-type="float">
            <text:p>1,02594599999975</text:p>
          </table:table-cell>
          <table:table-cell office:value-type="string" calcext:value-type="string">
            <text:p><text:s/>[38] </text:p>
          </table:table-cell>
          <table:table-cell office:value-type="float" office:value="0.182760000000599" calcext:value-type="float">
            <text:p>0,182760000000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1.362442545627" calcext:value-type="float">
            <text:p>561,3624425456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5408200000056" calcext:value-type="float">
            <text:p>1,05408200000056</text:p>
          </table:table-cell>
          <table:table-cell office:value-type="string" calcext:value-type="string">
            <text:p><text:s/>[38] </text:p>
          </table:table-cell>
          <table:table-cell office:value-type="float" office:value="0.192160999999942" calcext:value-type="float">
            <text:p>0,1921609999999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.541067126462" calcext:value-type="float">
            <text:p>548,5410671264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6872500000009" calcext:value-type="float">
            <text:p>1,06872500000009</text:p>
          </table:table-cell>
          <table:table-cell office:value-type="string" calcext:value-type="string">
            <text:p><text:s/>[38] </text:p>
          </table:table-cell>
          <table:table-cell office:value-type="float" office:value="0.191947000000255" calcext:value-type="float">
            <text:p>0,191947000000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6.781299003718" calcext:value-type="float">
            <text:p>556,7812990037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1323099999991" calcext:value-type="float">
            <text:p>1,01323099999991</text:p>
          </table:table-cell>
          <table:table-cell office:value-type="string" calcext:value-type="string">
            <text:p><text:s/>[38] </text:p>
          </table:table-cell>
          <table:table-cell office:value-type="float" office:value="0.212695000000167" calcext:value-type="float">
            <text:p>0,212695000000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6.377441876447" calcext:value-type="float">
            <text:p>476,3774418764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5748200000016" calcext:value-type="float">
            <text:p>1,05748200000016</text:p>
          </table:table-cell>
          <table:table-cell office:value-type="string" calcext:value-type="string">
            <text:p><text:s/>[38] </text:p>
          </table:table-cell>
          <table:table-cell office:value-type="float" office:value="0.186758000000737" calcext:value-type="float">
            <text:p>0,186758000000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.231165463323" calcext:value-type="float">
            <text:p>566,2311654633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8681200000046" calcext:value-type="float">
            <text:p>1,08681200000046</text:p>
          </table:table-cell>
          <table:table-cell office:value-type="string" calcext:value-type="string">
            <text:p><text:s/>[38] </text:p>
          </table:table-cell>
          <table:table-cell office:value-type="float" office:value="0.178976999999577" calcext:value-type="float">
            <text:p>0,178976999999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7.235566582875" calcext:value-type="float">
            <text:p>607,235566582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9621299999981" calcext:value-type="float">
            <text:p>1,09621299999981</text:p>
          </table:table-cell>
          <table:table-cell office:value-type="string" calcext:value-type="string">
            <text:p><text:s/>[38] </text:p>
          </table:table-cell>
          <table:table-cell office:value-type="float" office:value="0.187637999999424" calcext:value-type="float">
            <text:p>0,187637999999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4.216949660075" calcext:value-type="float">
            <text:p>584,2169496600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3744600000027" calcext:value-type="float">
            <text:p>1,03744600000027</text:p>
          </table:table-cell>
          <table:table-cell office:value-type="string" calcext:value-type="string">
            <text:p><text:s/>[38] </text:p>
          </table:table-cell>
          <table:table-cell office:value-type="float" office:value="0.198977000000014" calcext:value-type="float">
            <text:p>0,198977000000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1.389909386614" calcext:value-type="float">
            <text:p>521,3899093866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06991600000038" calcext:value-type="float">
            <text:p>1,06991600000038</text:p>
          </table:table-cell>
          <table:table-cell office:value-type="string" calcext:value-type="string">
            <text:p><text:s/>[38] </text:p>
          </table:table-cell>
          <table:table-cell office:value-type="float" office:value="0.197409000000334" calcext:value-type="float">
            <text:p>0,197409000000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1.979342379812" calcext:value-type="float">
            <text:p>541,9793423798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2352599999995" calcext:value-type="float">
            <text:p>1,02352599999995</text:p>
          </table:table-cell>
          <table:table-cell office:value-type="string" calcext:value-type="string">
            <text:p><text:s/>[38] </text:p>
          </table:table-cell>
          <table:table-cell office:value-type="float" office:value="0.142438000000766" calcext:value-type="float">
            <text:p>0,142438000000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.576503457254" calcext:value-type="float">
            <text:p>718,5765034572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759079999998" calcext:value-type="float">
            <text:p>1,0759079999998</text:p>
          </table:table-cell>
          <table:table-cell office:value-type="string" calcext:value-type="string">
            <text:p><text:s/>[38] </text:p>
          </table:table-cell>
          <table:table-cell office:value-type="float" office:value="0.183647999999266" calcext:value-type="float">
            <text:p>0,183647999999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5.85337166977" calcext:value-type="float">
            <text:p>585,853371669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641429999996" calcext:value-type="float">
            <text:p>1,0641429999996</text:p>
          </table:table-cell>
          <table:table-cell office:value-type="string" calcext:value-type="string">
            <text:p><text:s/>[38] </text:p>
          </table:table-cell>
          <table:table-cell office:value-type="float" office:value="0.173359999999775" calcext:value-type="float">
            <text:p>0,173359999999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3.834217813212" calcext:value-type="float">
            <text:p>613,8342178132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07695100000001" calcext:value-type="float">
            <text:p>1,07695100000001</text:p>
          </table:table-cell>
          <table:table-cell office:value-type="string" calcext:value-type="string">
            <text:p><text:s/>[38] </text:p>
          </table:table-cell>
          <table:table-cell office:value-type="float" office:value="0.146948000000521" calcext:value-type="float">
            <text:p>0,146948000000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2.878977594927" calcext:value-type="float">
            <text:p>732,8789775949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29841999999553" calcext:value-type="float">
            <text:p>0,929841999999553</text:p>
          </table:table-cell>
          <table:table-cell office:value-type="string" calcext:value-type="string">
            <text:p><text:s/>[38] </text:p>
          </table:table-cell>
          <table:table-cell office:value-type="float" office:value="0.144430000000284" calcext:value-type="float">
            <text:p>0,144430000000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3.801149344128" calcext:value-type="float">
            <text:p>643,8011493441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24133000000438" calcext:value-type="float">
            <text:p>0,924133000000438</text:p>
          </table:table-cell>
          <table:table-cell office:value-type="string" calcext:value-type="string">
            <text:p><text:s/>[38] </text:p>
          </table:table-cell>
          <table:table-cell office:value-type="float" office:value="0.158307000000605" calcext:value-type="float">
            <text:p>0,158307000000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3.760035877699" calcext:value-type="float">
            <text:p>583,7600358776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59496000000399" calcext:value-type="float">
            <text:p>0,959496000000399</text:p>
          </table:table-cell>
          <table:table-cell office:value-type="string" calcext:value-type="string">
            <text:p><text:s/>[38] </text:p>
          </table:table-cell>
          <table:table-cell office:value-type="float" office:value="0.170904999999948" calcext:value-type="float">
            <text:p>0,170904999999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1.420672303731" calcext:value-type="float">
            <text:p>561,4206723037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0.95307000000048" calcext:value-type="float">
            <text:p>0,95307000000048</text:p>
          </table:table-cell>
          <table:table-cell office:value-type="string" calcext:value-type="string">
            <text:p><text:s/>[38] </text:p>
          </table:table-cell>
          <table:table-cell office:value-type="float" office:value="0.174533000000338" calcext:value-type="float">
            <text:p>0,174533000000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6.068651772808" calcext:value-type="float">
            <text:p>546,0686517728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0.930481999999756" calcext:value-type="float">
            <text:p>0,930481999999756</text:p>
          </table:table-cell>
          <table:table-cell office:value-type="string" calcext:value-type="string">
            <text:p><text:s/>[38] </text:p>
          </table:table-cell>
          <table:table-cell office:value-type="float" office:value="0.197688000000198" calcext:value-type="float">
            <text:p>0,197688000000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.682084900865" calcext:value-type="float">
            <text:p>470,6820849008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0.917453000000023" calcext:value-type="float">
            <text:p>0,917453000000023</text:p>
          </table:table-cell>
          <table:table-cell office:value-type="string" calcext:value-type="string">
            <text:p><text:s/>[38] </text:p>
          </table:table-cell>
          <table:table-cell office:value-type="float" office:value="0.18925500000023" calcext:value-type="float">
            <text:p>0,18925500000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.770811867009" calcext:value-type="float">
            <text:p>484,7708118670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0.920888999999988" calcext:value-type="float">
            <text:p>0,920888999999988</text:p>
          </table:table-cell>
          <table:table-cell office:value-type="string" calcext:value-type="string">
            <text:p><text:s/>[38] </text:p>
          </table:table-cell>
          <table:table-cell office:value-type="float" office:value="0.160561000000598" calcext:value-type="float">
            <text:p>0,160561000000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3.54463412445" calcext:value-type="float">
            <text:p>573,544634124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0.928327999999965" calcext:value-type="float">
            <text:p>0,928327999999965</text:p>
          </table:table-cell>
          <table:table-cell office:value-type="string" calcext:value-type="string">
            <text:p><text:s/>[38] </text:p>
          </table:table-cell>
          <table:table-cell office:value-type="float" office:value="0.167711000000054" calcext:value-type="float">
            <text:p>0,1677110000000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.52839110116" calcext:value-type="float">
            <text:p>553,528391101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0.997341000000233" calcext:value-type="float">
            <text:p>0,997341000000233</text:p>
          </table:table-cell>
          <table:table-cell office:value-type="string" calcext:value-type="string">
            <text:p><text:s/>[38] </text:p>
          </table:table-cell>
          <table:table-cell office:value-type="float" office:value="0.140919999999824" calcext:value-type="float">
            <text:p>0,1409199999998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7.73559466469" calcext:value-type="float">
            <text:p>707,735594664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0.998192999999446" calcext:value-type="float">
            <text:p>0,998192999999446</text:p>
          </table:table-cell>
          <table:table-cell office:value-type="string" calcext:value-type="string">
            <text:p><text:s/>[38] </text:p>
          </table:table-cell>
          <table:table-cell office:value-type="float" office:value="0.226961000000301" calcext:value-type="float">
            <text:p>0,2269610000003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.808160872626" calcext:value-type="float">
            <text:p>439,8081608726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0.987466999999924" calcext:value-type="float">
            <text:p>0,987466999999924</text:p>
          </table:table-cell>
          <table:table-cell office:value-type="string" calcext:value-type="string">
            <text:p><text:s/>[38] </text:p>
          </table:table-cell>
          <table:table-cell office:value-type="float" office:value="0.219677999999476" calcext:value-type="float">
            <text:p>0,2196779999994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.506550497674" calcext:value-type="float">
            <text:p>449,5065504976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03242899999987" calcext:value-type="float">
            <text:p>1,03242899999987</text:p>
          </table:table-cell>
          <table:table-cell office:value-type="string" calcext:value-type="string">
            <text:p><text:s/>[38] </text:p>
          </table:table-cell>
          <table:table-cell office:value-type="float" office:value="0.222378999999819" calcext:value-type="float">
            <text:p>0,2223789999998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4.265510682531" calcext:value-type="float">
            <text:p>464,2655106825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13777899999968" calcext:value-type="float">
            <text:p>1,13777899999968</text:p>
          </table:table-cell>
          <table:table-cell office:value-type="string" calcext:value-type="string">
            <text:p><text:s/>[38] </text:p>
          </table:table-cell>
          <table:table-cell office:value-type="float" office:value="0.154865999999856" calcext:value-type="float">
            <text:p>0,1548659999998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.686115739244" calcext:value-type="float">
            <text:p>734,6861157392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14801299999999" calcext:value-type="float">
            <text:p>1,14801299999999</text:p>
          </table:table-cell>
          <table:table-cell office:value-type="string" calcext:value-type="string">
            <text:p><text:s/>[38] </text:p>
          </table:table-cell>
          <table:table-cell office:value-type="float" office:value="0.1817489999994" calcext:value-type="float">
            <text:p>0,181748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1.647491872739" calcext:value-type="float">
            <text:p>631,6474918727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12205100000028" calcext:value-type="float">
            <text:p>1,12205100000028</text:p>
          </table:table-cell>
          <table:table-cell office:value-type="string" calcext:value-type="string">
            <text:p><text:s/>[38] </text:p>
          </table:table-cell>
          <table:table-cell office:value-type="float" office:value="0.164845000000241" calcext:value-type="float">
            <text:p>0,164845000000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0.670326669684" calcext:value-type="float">
            <text:p>680,6703266696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14674000000014" calcext:value-type="float">
            <text:p>1,14674000000014</text:p>
          </table:table-cell>
          <table:table-cell office:value-type="string" calcext:value-type="string">
            <text:p><text:s/>[38] </text:p>
          </table:table-cell>
          <table:table-cell office:value-type="float" office:value="0.156833999999435" calcext:value-type="float">
            <text:p>0,156833999999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1.180738873119" calcext:value-type="float">
            <text:p>731,1807388731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09304199999951" calcext:value-type="float">
            <text:p>1,09304199999951</text:p>
          </table:table-cell>
          <table:table-cell office:value-type="string" calcext:value-type="string">
            <text:p><text:s/>[38] </text:p>
          </table:table-cell>
          <table:table-cell office:value-type="float" office:value="0.176073000000542" calcext:value-type="float">
            <text:p>0,1760730000005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0.78910451696" calcext:value-type="float">
            <text:p>620,789104516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07285400000001" calcext:value-type="float">
            <text:p>1,07285400000001</text:p>
          </table:table-cell>
          <table:table-cell office:value-type="string" calcext:value-type="string">
            <text:p><text:s/>[38] </text:p>
          </table:table-cell>
          <table:table-cell office:value-type="float" office:value="0.193514999999934" calcext:value-type="float">
            <text:p>0,1935149999999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4.403534609913" calcext:value-type="float">
            <text:p>554,4035346099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12568600000031" calcext:value-type="float">
            <text:p>1,12568600000031</text:p>
          </table:table-cell>
          <table:table-cell office:value-type="string" calcext:value-type="string">
            <text:p><text:s/>[38] </text:p>
          </table:table-cell>
          <table:table-cell office:value-type="float" office:value="0.188476000000264" calcext:value-type="float">
            <text:p>0,188476000000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7.256945180679" calcext:value-type="float">
            <text:p>597,2569451806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38] </text:p>
          </table:table-cell>
          <table:table-cell office:value-type="float" office:value="1.10340899999937" calcext:value-type="float">
            <text:p>1,10340899999937</text:p>
          </table:table-cell>
          <table:table-cell office:value-type="string" calcext:value-type="string">
            <text:p><text:s/>[38] </text:p>
          </table:table-cell>
          <table:table-cell office:value-type="float" office:value="0.150099000000409" calcext:value-type="float">
            <text:p>0,150099000000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.120820256207" calcext:value-type="float">
            <text:p>735,1208202562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00442199999998" calcext:value-type="float">
            <text:p>1,00442199999998</text:p>
          </table:table-cell>
          <table:table-cell office:value-type="string" calcext:value-type="string">
            <text:p><text:s/>[38] </text:p>
          </table:table-cell>
          <table:table-cell office:value-type="float" office:value="0.136755999999878" calcext:value-type="float">
            <text:p>0,136755999999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.462838925441" calcext:value-type="float">
            <text:p>734,4628389254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0.977567999999337" calcext:value-type="float">
            <text:p>0,977567999999337</text:p>
          </table:table-cell>
          <table:table-cell office:value-type="string" calcext:value-type="string">
            <text:p><text:s/>[38] </text:p>
          </table:table-cell>
          <table:table-cell office:value-type="float" office:value="0.138353000000279" calcext:value-type="float">
            <text:p>0,138353000000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6.575209787546" calcext:value-type="float">
            <text:p>706,5752097875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02252899999985" calcext:value-type="float">
            <text:p>1,02252899999985</text:p>
          </table:table-cell>
          <table:table-cell office:value-type="string" calcext:value-type="string">
            <text:p><text:s/>[38] </text:p>
          </table:table-cell>
          <table:table-cell office:value-type="float" office:value="0.182890000000043" calcext:value-type="float">
            <text:p>0,18289000000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.095084476794" calcext:value-type="float">
            <text:p>559,0950844767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38] </text:p>
          </table:table-cell>
          <table:table-cell office:value-type="float" office:value="0.988941999999952" calcext:value-type="float">
            <text:p>0,988941999999952</text:p>
          </table:table-cell>
          <table:table-cell office:value-type="string" calcext:value-type="string">
            <text:p><text:s/>[38] </text:p>
          </table:table-cell>
          <table:table-cell office:value-type="float" office:value="0.208943999999974" calcext:value-type="float">
            <text:p>0,2089439999999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3.304808944059" calcext:value-type="float">
            <text:p>473,3048089440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14152000000013" calcext:value-type="float">
            <text:p>1,14152000000013</text:p>
          </table:table-cell>
          <table:table-cell office:value-type="string" calcext:value-type="string">
            <text:p><text:s/>[38] </text:p>
          </table:table-cell>
          <table:table-cell office:value-type="float" office:value="0.155770000000302" calcext:value-type="float">
            <text:p>0,155770000000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2.824035435521" calcext:value-type="float">
            <text:p>732,8240354355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11794299999929" calcext:value-type="float">
            <text:p>1,11794299999929</text:p>
          </table:table-cell>
          <table:table-cell office:value-type="string" calcext:value-type="string">
            <text:p><text:s/>[38] </text:p>
          </table:table-cell>
          <table:table-cell office:value-type="float" office:value="0.131115000000136" calcext:value-type="float">
            <text:p>0,131115000000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2.64309956765" calcext:value-type="float">
            <text:p>852,643099567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10722500000065" calcext:value-type="float">
            <text:p>1,10722500000065</text:p>
          </table:table-cell>
          <table:table-cell office:value-type="string" calcext:value-type="string">
            <text:p><text:s/>[38] </text:p>
          </table:table-cell>
          <table:table-cell office:value-type="float" office:value="0.170500000000175" calcext:value-type="float">
            <text:p>0,170500000000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9.39882697919" calcext:value-type="float">
            <text:p>649,398826979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38] </text:p>
          </table:table-cell>
          <table:table-cell office:value-type="float" office:value="1.1143860000002" calcext:value-type="float">
            <text:p>1,1143860000002</text:p>
          </table:table-cell>
          <table:table-cell office:value-type="string" calcext:value-type="string">
            <text:p><text:s/>[38] </text:p>
          </table:table-cell>
          <table:table-cell office:value-type="float" office:value="0.132202000000689" calcext:value-type="float">
            <text:p>0,1322020000006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2.941861692251" calcext:value-type="float">
            <text:p>842,9418616922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38] </text:p>
          </table:table-cell>
          <table:table-cell office:value-type="float" office:value="1.0946329999997" calcext:value-type="float">
            <text:p>1,0946329999997</text:p>
          </table:table-cell>
          <table:table-cell office:value-type="string" calcext:value-type="string">
            <text:p><text:s/>[38] </text:p>
          </table:table-cell>
          <table:table-cell office:value-type="float" office:value="0.160671999999977" calcext:value-type="float">
            <text:p>0,160671999999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1.284231228752" calcext:value-type="float">
            <text:p>681,2842312287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38] </text:p>
          </table:table-cell>
          <table:table-cell office:value-type="float" office:value="1.10499400000026" calcext:value-type="float">
            <text:p>1,10499400000026</text:p>
          </table:table-cell>
          <table:table-cell office:value-type="string" calcext:value-type="string">
            <text:p><text:s/>[38] </text:p>
          </table:table-cell>
          <table:table-cell office:value-type="float" office:value="0.138589000000138" calcext:value-type="float">
            <text:p>0,138589000000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7.31724739998" calcext:value-type="float">
            <text:p>797,317247399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38] </text:p>
          </table:table-cell>
          <table:table-cell office:value-type="float" office:value="1.10256100000061" calcext:value-type="float">
            <text:p>1,10256100000061</text:p>
          </table:table-cell>
          <table:table-cell office:value-type="string" calcext:value-type="string">
            <text:p><text:s/>[38] </text:p>
          </table:table-cell>
          <table:table-cell office:value-type="float" office:value="0.156721000000289" calcext:value-type="float">
            <text:p>0,156721000000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3.51835427197" calcext:value-type="float">
            <text:p>703,518354271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8] </text:p>
          </table:table-cell>
          <table:table-cell office:value-type="float" office:value="1.11536799999976" calcext:value-type="float">
            <text:p>1,11536799999976</text:p>
          </table:table-cell>
          <table:table-cell office:value-type="string" calcext:value-type="string">
            <text:p><text:s/>[38] </text:p>
          </table:table-cell>
          <table:table-cell office:value-type="float" office:value="0.158497999999781" calcext:value-type="float">
            <text:p>0,158497999999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3.711087837891" calcext:value-type="float">
            <text:p>703,71108783789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AVERAGE([.B1:.B123])" office:value-type="float" office:value="10.0894308943089" calcext:value-type="float">
            <text:p>10,0894308943089</text:p>
          </table:table-cell>
          <table:table-cell/>
          <table:table-cell table:style-name="ce1" table:formula="of:=AVERAGE([.D1:.D123])" office:value-type="float" office:value="1.00785183739839" calcext:value-type="float">
            <text:p>1,00785183739839</text:p>
          </table:table-cell>
          <table:table-cell/>
          <table:table-cell table:style-name="ce1" table:formula="of:=AVERAGE([.F1:.F123])" office:value-type="float" office:value="0.204839788617924" calcext:value-type="float">
            <text:p>0,204839788617924</text:p>
          </table:table-cell>
          <table:table-cell table:formula="of:=AVERAGE([.G1:.G123])" office:value-type="float" office:value="1" calcext:value-type="float">
            <text:p>1</text:p>
          </table:table-cell>
          <table:table-cell table:formula="of:=AVERAGE([.H1:.H123])" office:value-type="float" office:value="1" calcext:value-type="float">
            <text:p>1</text:p>
          </table:table-cell>
          <table:table-cell table:formula="of:=AVERAGE([.I1:.I123])" office:value-type="float" office:value="0" calcext:value-type="float">
            <text:p>0</text:p>
          </table:table-cell>
          <table:table-cell table:style-name="ce1" table:formula="of:=AVERAGE([.J1:.J123])" office:value-type="float" office:value="509.672548735701" calcext:value-type="float">
            <text:p>509,672548735701</text:p>
          </table:table-cell>
        </table:table-row>
        <table:table-row table:style-name="ro1" table:number-rows-repeated="10484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16:56:08.314650000</dc:date>
    <meta:editing-duration>PT5M3S</meta:editing-duration>
    <meta:editing-cycles>1</meta:editing-cycles>
    <meta:document-statistic meta:table-count="1" meta:cell-count="1237" meta:object-count="0"/>
    <meta:generator>LibreOffice/6.0.6.2$MacOSX_X86_64 LibreOffice_project/0c292870b25a325b5ed35f6b45599d2ea4458e77</meta:generator>
  </office:meta>
</office:document-meta>
</file>